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3a67c" officeooo:paragraph-rsid="0013a67c"/>
    </style:style>
    <style:style style:name="P2" style:family="paragraph" style:parent-style-name="Standard" style:list-style-name="L2">
      <style:text-properties officeooo:rsid="0013a67c" officeooo:paragraph-rsid="0013a67c"/>
    </style:style>
    <style:style style:name="P3" style:family="paragraph" style:parent-style-name="Standard" style:list-style-name="L5">
      <style:text-properties officeooo:rsid="0013a67c" officeooo:paragraph-rsid="0013a67c"/>
    </style:style>
    <style:style style:name="P4" style:family="paragraph" style:parent-style-name="Standard">
      <style:text-properties officeooo:rsid="00153bb5" officeooo:paragraph-rsid="00153bb5"/>
    </style:style>
    <style:style style:name="P5" style:family="paragraph" style:parent-style-name="Standard" style:list-style-name="L5">
      <style:text-properties officeooo:rsid="00153bb5" officeooo:paragraph-rsid="00153bb5"/>
    </style:style>
    <style:style style:name="T1" style:family="text">
      <style:text-properties officeooo:rsid="00153bb5"/>
    </style:style>
    <style:style style:name="T2" style:family="text">
      <style:text-properties officeooo:rsid="0015b404"/>
    </style:style>
    <style:style style:name="T3" style:family="text">
      <style:text-properties officeooo:rsid="00175210"/>
    </style:style>
    <style:style style:name="T4" style:family="text">
      <style:text-properties officeooo:rsid="00189c8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Students,</text:p>
      <text:p text:style-name="P1"/>
      <text:p text:style-name="P1">This is Dr. Zavignack or Dr. Z for short. I am a<text:span text:style-name="T4">n </text:span>expert in engineering, geography , linguistics and mathematics. I have received an alert that there is a missile that has been accidentally launched from this facility. <text:span text:style-name="T2">Y</text:span>ou must help stop it!</text:p>
      <text:p text:style-name="P1"/>
      <text:p text:style-name="P1">In order to stop the missile you will need to:</text:p>
      <text:list xml:id="list2154154943" text:style-name="L2">
        <text:list-item>
          <text:p text:style-name="P2"><text:s/>Unlock the control panel keyboard</text:p>
        </text:list-item>
        <text:list-item>
          <text:p text:style-name="P2">And figure out the following facts</text:p>
          <text:list>
            <text:list-item>
              <text:p text:style-name="P2">The Target Country</text:p>
            </text:list-item>
            <text:list-item>
              <text:p text:style-name="P2">The Missile Speed</text:p>
            </text:list-item>
            <text:list-item>
              <text:p text:style-name="P2">The Abort Code</text:p>
            </text:list-item>
            <text:list-item>
              <text:p text:style-name="P2">Once the control panel is all green you can disarm the missile. </text:p>
            </text:list-item>
          </text:list>
        </text:list-item>
      </text:list>
      <text:p text:style-name="P1"/>
      <text:p text:style-name="P1">Unfortunately I can not be here in person to help you, however I have left lots of notes and hints that will help you save the day. You will need to work together and share all you learn with the rest of the team to succeed. I recommend starting at the green circles and split up into teams of 2 or 3 for each problem. Share your knowledge and ask questions. In other words just like you would as a world famous scientist like myself. </text:p>
      <text:p text:style-name="P1"/>
      <text:p text:style-name="P1">Here are the rules.</text:p>
      <text:list xml:id="list651892836" text:style-name="L5">
        <text:list-item>
          <text:p text:style-name="P3">Any <text:span text:style-name="T3">hazard </text:span>tape with yellow and black strips is off limits. You may not touch any thing marked with this tape or unpeel the tape.</text:p>
        </text:list-item>
        <text:list-item>
          <text:p text:style-name="P3">There is no need to climb on anything! Please don’t!</text:p>
        </text:list-item>
        <text:list-item>
          <text:p text:style-name="P3">There is no need to destroy, force or otherwise mistreat the equipment. If it doesn't work you are missing something.</text:p>
        </text:list-item>
        <text:list-item>
          <text:p text:style-name="P3">Start at the green circles.</text:p>
        </text:list-item>
        <text:list-item>
          <text:p text:style-name="P3">There is a document with hints on the locks if you have trouble <text:span text:style-name="T1">opening one ...</text:span> find it.</text:p>
        </text:list-item>
        <text:list-item>
          <text:p text:style-name="P3">Share the hints you find they may be for another team!</text:p>
        </text:list-item>
        <text:list-item>
          <text:p text:style-name="P5">Keep calm and work together.</text:p>
        </text:list-item>
        <text:list-item>
          <text:p text:style-name="P5">You do not need to move any of the tubes or boxes! They are clamped on the tables please leave them where they are. </text:p>
        </text:list-item>
        <text:list-item>
          <text:p text:style-name="P5">Use your brain not your muscles!</text:p>
        </text:list-item>
        <text:list-item>
          <text:p text:style-name="P5">And again no climbing on the tables!!!</text:p>
        </text:list-item>
      </text:list>
      <text:p text:style-name="P1"/>
      <text:p text:style-name="P4">Oh by the way you need to finish in time. Which is ____ minutes.</text:p>
      <text:p text:style-name="P1"><text:tab/></text:p>
      <text:p text:style-name="P1">Enter the correct information and disarm the missile! </text:p>
      <text:p text:style-name="P1">If you fail well let’s not dwell on that….</text:p>
      <text:p text:style-name="P1"/>
      <text:p text:style-name="P1">Good luck,</text:p>
      <text:p text:style-name="P1"><text:s text:c="4"/>Dr. Z</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3T17:29:03.232657210</meta:creation-date>
    <dc:date>2018-06-26T20:48:31.326570299</dc:date>
    <meta:editing-duration>P21DT11H59M58S</meta:editing-duration>
    <meta:editing-cycles>4</meta:editing-cycles>
    <meta:generator>LibreOffice/5.3.5.2$Linux_X86_64 LibreOffice_project/30m0$Build-2</meta:generator>
    <meta:print-date>2018-06-05T09:03:23.897785537</meta:print-date>
    <meta:document-statistic meta:table-count="0" meta:image-count="0" meta:object-count="0" meta:page-count="1" meta:paragraph-count="28" meta:word-count="358" meta:character-count="1825" meta:non-whitespace-character-count="1498"/>
  </office:meta>
</office:document-meta>
</file>